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Text_20_body" style:list-style-name="L1"/>
    <style:style style:name="P3" style:family="paragraph" style:parent-style-name="Text_20_body">
      <style:text-properties fo:color="#800000" fo:font-weight="bold" style:font-weight-asian="bold" style:font-weight-complex="bold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fo:background-color="#000000">
        <style:background-image/>
      </style:paragraph-properties>
      <style:text-properties fo:color="#ffffff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rmal paragraph</text:p>
      <text:p text:style-name="P1">Paragraph with Verdana</text:p>
      <text:h text:style-name="Heading_20_1" text:outline-level="1">Heading1</text:h>
      <text:h text:style-name="Heading_20_2" text:outline-level="2">Heading 2</text:h>
      <text:list text:style-name="L1">
        <text:list-item>
          <text:p text:style-name="P2">item1</text:p>
        </text:list-item>
        <text:list-item>
          <text:p text:style-name="P2">item2</text:p>
        </text:list-item>
        <text:list-item>
          <text:p text:style-name="P2">item3</text:p>
        </text:list-item>
      </text:list>
      <text:p text:style-name="Text_20_body"/>
      <text:p text:style-name="Text_20_body">Normal text, <text:span text:style-name="T1">bold text</text:span>, <text:span text:style-name="T2">italic text</text:span>, <text:span text:style-name="T3">highlighted text</text:span></text:p>
      <text:p text:style-name="P3">Red bold text</text:p>
      <text:p text:style-name="P4">Odd text</text:p>
      <text:p text:style-name="P4">Odd2 text</text:p>
      <text:p text:style-name="P5">White text line with black background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rial1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11-11T14:00:37</meta:creation-date>
    <dc:date>2006-11-11T14:05:19</dc:date>
    <dc:language>sk-SK</dc:language>
    <meta:editing-cycles>2</meta:editing-cycles>
    <meta:editing-duration>PT4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2" meta:character-count="190"/>
  </office:meta>
</office:document-meta>
</file>